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d6af3" officeooo:paragraph-rsid="000d6af3"/>
    </style:style>
    <style:style style:name="P2" style:family="paragraph">
      <loext:graphic-properties draw:fill-color="#eeeeee"/>
      <style:paragraph-properties fo:text-align="center"/>
    </style:style>
    <style:style style:name="gr1" style:family="graphic">
      <style:graphic-properties draw:stroke="dash" draw:stroke-dash="Ultrafine_20_Dashed" svg:stroke-color="#1c1c1c" draw:fill-color="#eeeee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0" draw:name="Shape1" draw:style-name="gr1" draw:text-style-name="P2" svg:x1="0.037cm" svg:y1="0.035cm" svg:x2="0.037cm" svg:y2="26.22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6af3" officeooo:paragraph-rsid="000d6af3"/>
    </style:style>
    <style:page-layout style:name="Mpm1">
      <style:page-layout-properties fo:page-width="21.59cm" fo:page-height="27.94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ATH 147 – 002<text:tab/><text:tab/>Simon Liu | 2076549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58:24.223919051</meta:creation-date>
    <meta:print-date>2018-09-14T11:03:06.460116413</meta:print-date>
    <dc:date>2018-09-14T13:12:30.687601074</dc:date>
    <meta:editing-duration>PT2H23M46S</meta:editing-duration>
    <meta:editing-cycles>1</meta:editing-cycles>
    <meta:document-statistic meta:table-count="0" meta:image-count="0" meta:object-count="0" meta:page-count="1" meta:paragraph-count="1" meta:word-count="7" meta:character-count="36" meta:non-whitespace-character-count="28"/>
    <meta:generator>LibreOffice/5.1.6.2$Linux_X86_64 LibreOffice_project/10m0$Build-2</meta:generator>
  </office:meta>
</office:document-meta>
</file>